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730" officeooo:paragraph-rsid="00132730"/>
    </style:style>
    <style:style style:name="P2" style:family="paragraph" style:parent-style-name="Standard">
      <style:text-properties officeooo:paragraph-rsid="00132730"/>
    </style:style>
    <style:style style:name="T1" style:family="text">
      <style:text-properties officeooo:rsid="001327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Commands are actually files containing programs, often written in C. How will you find out in which directory does <text:s/>the file corresponding to the man command resides?</text:p>
      <text:p text:style-name="P1"/>
      <text:p text:style-name="Standard">god@god:~$ type man</text:p>
      <text:p text:style-name="Standard">man is /usr/bin/man</text:p>
      <text:p text:style-name="Standard"/>
      <text:p text:style-name="Standard"/>
      <text:p text:style-name="P2"><text:span text:style-name="T1">2.</text:span>How will you find out what is the use of the ps command.</text:p>
      <text:p text:style-name="P1"/>
      <text:p text:style-name="Standard">PS(1) <text:s text:c="27"/>User Commands <text:s text:c="26"/>PS(1)</text:p>
      <text:p text:style-name="Standard"/>
      <text:p text:style-name="Standard">NAME</text:p>
      <text:p text:style-name="Standard"><text:s text:c="7"/>ps - report a snapshot of the current processes.</text:p>
      <text:p text:style-name="Standard"/>
      <text:p text:style-name="Standard">SYNOPSIS</text:p>
      <text:p text:style-name="Standard"><text:s text:c="7"/>ps [options]</text:p>
      <text:p text:style-name="Standard"/>
      <text:p text:style-name="Standard">DESCRIPTION</text:p>
      <text:p text:style-name="Standard"><text:s text:c="7"/>ps displays information about a selection of the active processes. <text:s/>If</text:p>
      <text:p text:style-name="Standard"><text:s text:c="7"/>you want a repetitive update of the selection and the displayed</text:p>
      <text:p text:style-name="Standard"><text:s text:c="7"/>information, use top(1) instead.</text:p>
      <text:p text:style-name="Standard"/>
      <text:p text:style-name="Standard"><text:s text:c="7"/>This version of ps accepts several kinds of options:</text:p>
      <text:p text:style-name="Standard"/>
      <text:p text:style-name="Standard"><text:s text:c="7"/>1 <text:s text:c="2"/>UNIX options, which may be grouped and must be preceded by a dash.</text:p>
      <text:p text:style-name="Standard"><text:s text:c="7"/>2 <text:s text:c="2"/>BSD options, which may be grouped and must not be used with a dash.</text:p>
      <text:p text:style-name="Standard"><text:s text:c="7"/>3 <text:s text:c="2"/>GNU long options, which are preceded by two dashes.</text:p>
      <text:p text:style-name="Standard"/>
      <text:p text:style-name="Standard"><text:s text:c="7"/>Options of different types may be freely mixed, but conflicts can</text:p>
      <text:p text:style-name="Standard"><text:s text:c="7"/>appear. <text:s/>There are some synonymous options, which are functionally</text:p>
      <text:p text:style-name="Standard"><text:s text:c="7"/>identical, due to the many standards and ps implementations that this</text:p>
      <text:p text:style-name="Standard"><text:s text:c="7"/>ps is compatible wit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23:09:58.076374471</meta:creation-date>
    <dc:date>2023-09-07T23:11:57.739741071</dc:date>
    <meta:editing-duration>PT2M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21" meta:word-count="173" meta:character-count="1151" meta:non-whitespace-character-count="846"/>
  </office:meta>
</office:document-meta>
</file>